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3.13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45.05mm"/>
    </style:style>
    <style:style style:name="co6" style:family="table-column">
      <style:table-column-properties fo:break-before="auto" style:column-width="4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me (ms)</text:p>
          </table:table-cell>
          <table:table-cell office:value-type="string" calcext:value-type="string">
            <text:p>Clock_frecuency</text:p>
          </table:table-cell>
          <table:table-cell office:value-type="string" calcext:value-type="string">
            <text:p>Num of pulses nedded</text:p>
          </table:table-cell>
          <table:table-cell office:value-type="string" calcext:value-type="string">
            <text:p>Num of pulses needed -1</text:p>
          </table:table-cell>
          <table:table-cell office:value-type="string" calcext:value-type="string">
            <text:p>Num of bits ne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arator</text:p>
          </table:table-cell>
          <table:table-cell office:value-type="float" office:value="0.3" calcext:value-type="float">
            <text:p>0,3</text:p>
          </table:table-cell>
          <table:table-cell office:value-type="float" office:value="12000000" calcext:value-type="float">
            <text:p>12000000</text:p>
          </table:table-cell>
          <table:table-cell table:formula="of:=([.D5]*10^-3)/(1/[.E5])" office:value-type="float" office:value="3600" calcext:value-type="float">
            <text:p>3600</text:p>
          </table:table-cell>
          <table:table-cell table:formula="of:=[.F5]-1" office:value-type="float" office:value="3599" calcext:value-type="float">
            <text:p>3599</text:p>
          </table:table-cell>
          <table:table-cell table:formula="of:= LOG([.F5];2)" office:value-type="float" office:value="11.813781191217" calcext:value-type="float">
            <text:p>11,813781191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1</text:p>
          </table:table-cell>
          <table:table-cell office:value-type="float" office:value="0.6947" calcext:value-type="float">
            <text:p>0,6947</text:p>
          </table:table-cell>
          <table:table-cell office:value-type="float" office:value="12000000" calcext:value-type="float">
            <text:p>12000000</text:p>
          </table:table-cell>
          <table:table-cell table:formula="of:=([.D6]*10^-3)/(1/[.E6])" office:value-type="float" office:value="8336.4" calcext:value-type="float">
            <text:p>8336,4</text:p>
          </table:table-cell>
          <table:table-cell table:formula="of:=[.F6]-1" office:value-type="float" office:value="8335.4" calcext:value-type="float">
            <text:p>8335,4</text:p>
          </table:table-cell>
          <table:table-cell table:formula="of:= LOG([.F6];2)" office:value-type="float" office:value="13.0252087878269" calcext:value-type="float">
            <text:p>13,02520878782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2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7]*10^-3)/(1/[.E7])" office:value-type="float" office:value="14412" calcext:value-type="float">
            <text:p>14412</text:p>
          </table:table-cell>
          <table:table-cell table:formula="of:=[.F7]-1" office:value-type="float" office:value="14411" calcext:value-type="float">
            <text:p>14411</text:p>
          </table:table-cell>
          <table:table-cell table:formula="of:= LOG([.F7];2)" office:value-type="float" office:value="13.8149829364268" calcext:value-type="float">
            <text:p>13,814982936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3</text:p>
          </table:table-cell>
          <table:table-cell office:value-type="float" office:value="1.218" calcext:value-type="float">
            <text:p>1,218</text:p>
          </table:table-cell>
          <table:table-cell office:value-type="float" office:value="12000000" calcext:value-type="float">
            <text:p>12000000</text:p>
          </table:table-cell>
          <table:table-cell table:formula="of:=([.D8]*10^-3)/(1/[.E8])" office:value-type="float" office:value="14616" calcext:value-type="float">
            <text:p>14616</text:p>
          </table:table-cell>
          <table:table-cell table:formula="of:=[.F8]-1" office:value-type="float" office:value="14615" calcext:value-type="float">
            <text:p>14615</text:p>
          </table:table-cell>
          <table:table-cell table:formula="of:= LOG([.F8];2)" office:value-type="float" office:value="13.8352609186275" calcext:value-type="float">
            <text:p>13,8352609186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4</text:p>
          </table:table-cell>
          <table:table-cell office:value-type="float" office:value="1.205" calcext:value-type="float">
            <text:p>1,205</text:p>
          </table:table-cell>
          <table:table-cell office:value-type="float" office:value="12000000" calcext:value-type="float">
            <text:p>12000000</text:p>
          </table:table-cell>
          <table:table-cell table:formula="of:=([.D9]*10^-3)/(1/[.E9])" office:value-type="float" office:value="14460" calcext:value-type="float">
            <text:p>14460</text:p>
          </table:table-cell>
          <table:table-cell table:formula="of:=[.F9]-1" office:value-type="float" office:value="14459" calcext:value-type="float">
            <text:p>14459</text:p>
          </table:table-cell>
          <table:table-cell table:formula="of:= LOG([.F9];2)" office:value-type="float" office:value="13.8197799318385" calcext:value-type="float">
            <text:p>13,8197799318385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chan5</text:p>
          </table:table-cell>
          <table:table-cell office:value-type="float" office:value="0.688" calcext:value-type="float">
            <text:p>0,688</text:p>
          </table:table-cell>
          <table:table-cell office:value-type="float" office:value="12000000" calcext:value-type="float">
            <text:p>12000000</text:p>
          </table:table-cell>
          <table:table-cell table:formula="of:=([.D10]*10^-3)/(1/[.E10])" office:value-type="float" office:value="8256" calcext:value-type="float">
            <text:p>8256</text:p>
          </table:table-cell>
          <table:table-cell table:formula="of:=[.F10]-1" office:value-type="float" office:value="8255" calcext:value-type="float">
            <text:p>8255</text:p>
          </table:table-cell>
          <table:table-cell table:formula="of:= LOG([.F10];2)" office:value-type="float" office:value="13.0112272554233" calcext:value-type="float">
            <text:p>13,0112272554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6</text:p>
          </table:table-cell>
          <table:table-cell office:value-type="float" office:value="0.688" calcext:value-type="float">
            <text:p>0,688</text:p>
          </table:table-cell>
          <table:table-cell office:value-type="float" office:value="12000000" calcext:value-type="float">
            <text:p>12000000</text:p>
          </table:table-cell>
          <table:table-cell table:formula="of:=([.D11]*10^-3)/(1/[.E11])" office:value-type="float" office:value="8256" calcext:value-type="float">
            <text:p>8256</text:p>
          </table:table-cell>
          <table:table-cell table:formula="of:=[.F11]-1" office:value-type="float" office:value="8255" calcext:value-type="float">
            <text:p>8255</text:p>
          </table:table-cell>
          <table:table-cell table:formula="of:= LOG([.F11];2)" office:value-type="float" office:value="13.0112272554233" calcext:value-type="float">
            <text:p>13,0112272554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7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12]*10^-3)/(1/[.E12])" office:value-type="float" office:value="14412" calcext:value-type="float">
            <text:p>14412</text:p>
          </table:table-cell>
          <table:table-cell table:formula="of:=[.F12]-1" office:value-type="float" office:value="14411" calcext:value-type="float">
            <text:p>14411</text:p>
          </table:table-cell>
          <table:table-cell table:formula="of:= LOG([.F12];2)" office:value-type="float" office:value="13.8149829364268" calcext:value-type="float">
            <text:p>13,814982936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8</text:p>
          </table:table-cell>
          <table:table-cell office:value-type="float" office:value="1.2" calcext:value-type="float">
            <text:p>1,2</text:p>
          </table:table-cell>
          <table:table-cell office:value-type="float" office:value="12000000" calcext:value-type="float">
            <text:p>12000000</text:p>
          </table:table-cell>
          <table:table-cell table:formula="of:=([.D13]*10^-3)/(1/[.E13])" office:value-type="float" office:value="14400" calcext:value-type="float">
            <text:p>14400</text:p>
          </table:table-cell>
          <table:table-cell table:formula="of:=[.F13]-1" office:value-type="float" office:value="14399" calcext:value-type="float">
            <text:p>14399</text:p>
          </table:table-cell>
          <table:table-cell table:formula="of:= LOG([.F13];2)" office:value-type="float" office:value="13.813781191217" calcext:value-type="float">
            <text:p>13,813781191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9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14]*10^-3)/(1/[.E14])" office:value-type="float" office:value="14412" calcext:value-type="float">
            <text:p>14412</text:p>
          </table:table-cell>
          <table:table-cell table:formula="of:=[.F14]-1" office:value-type="float" office:value="14411" calcext:value-type="float">
            <text:p>14411</text:p>
          </table:table-cell>
          <table:table-cell table:formula="of:= LOG([.F14];2)" office:value-type="float" office:value="13.8149829364268" calcext:value-type="float">
            <text:p>13,814982936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10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15]*10^-3)/(1/[.E15])" office:value-type="float" office:value="14412" calcext:value-type="float">
            <text:p>14412</text:p>
          </table:table-cell>
          <table:table-cell table:formula="of:=[.F15]-1" office:value-type="float" office:value="14411" calcext:value-type="float">
            <text:p>14411</text:p>
          </table:table-cell>
          <table:table-cell table:formula="of:= LOG([.F15];2)" office:value-type="float" office:value="13.8149829364268" calcext:value-type="float">
            <text:p>13,8149829364268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chan11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16]*10^-3)/(1/[.E16])" office:value-type="float" office:value="14412" calcext:value-type="float">
            <text:p>14412</text:p>
          </table:table-cell>
          <table:table-cell table:formula="of:=[.F16]-1" office:value-type="float" office:value="14411" calcext:value-type="float">
            <text:p>14411</text:p>
          </table:table-cell>
          <table:table-cell table:formula="of:= LOG([.F16];2)" office:value-type="float" office:value="13.8149829364268" calcext:value-type="float">
            <text:p>13,814982936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12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17]*10^-3)/(1/[.E17])" office:value-type="float" office:value="14412" calcext:value-type="float">
            <text:p>14412</text:p>
          </table:table-cell>
          <table:table-cell table:formula="of:=[.F17]-1" office:value-type="float" office:value="14411" calcext:value-type="float">
            <text:p>14411</text:p>
          </table:table-cell>
          <table:table-cell table:formula="of:= LOG([.F17];2)" office:value-type="float" office:value="13.8149829364268" calcext:value-type="float">
            <text:p>13,8149829364268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0.6885" calcext:value-type="float">
            <text:p>0,6885</text:p>
          </table:table-cell>
          <table:table-cell office:value-type="float" office:value="12000000" calcext:value-type="float">
            <text:p>12000000</text:p>
          </table:table-cell>
          <table:table-cell table:formula="of:=([.D20]*10^-3)/(1/[.E20])" office:value-type="float" office:value="8262" calcext:value-type="float">
            <text:p>8262</text:p>
          </table:table-cell>
          <table:table-cell table:formula="of:=[.F20]-1" office:value-type="float" office:value="8261" calcext:value-type="float">
            <text:p>8261</text:p>
          </table:table-cell>
          <table:table-cell table:formula="of:= LOG([.F20];2)" office:value-type="float" office:value="13.0122753448561" calcext:value-type="float">
            <text:p>13,0122753448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dle</text:p>
          </table:table-cell>
          <table:table-cell office:value-type="float" office:value="1.201" calcext:value-type="float">
            <text:p>1,201</text:p>
          </table:table-cell>
          <table:table-cell office:value-type="float" office:value="12000000" calcext:value-type="float">
            <text:p>12000000</text:p>
          </table:table-cell>
          <table:table-cell table:formula="of:=([.D21]*10^-3)/(1/[.E21])" office:value-type="float" office:value="14412" calcext:value-type="float">
            <text:p>14412</text:p>
          </table:table-cell>
          <table:table-cell table:formula="of:=[.F21]-1" office:value-type="float" office:value="14411" calcext:value-type="float">
            <text:p>14411</text:p>
          </table:table-cell>
          <table:table-cell table:formula="of:= LOG([.F21];2)" office:value-type="float" office:value="13.8149829364268" calcext:value-type="float">
            <text:p>13,814982936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float" office:value="1.713" calcext:value-type="float">
            <text:p>1,713</text:p>
          </table:table-cell>
          <table:table-cell office:value-type="float" office:value="12000000" calcext:value-type="float">
            <text:p>12000000</text:p>
          </table:table-cell>
          <table:table-cell table:formula="of:=([.D22]*10^-3)/(1/[.E22])" office:value-type="float" office:value="20556" calcext:value-type="float">
            <text:p>20556</text:p>
          </table:table-cell>
          <table:table-cell table:formula="of:=[.F22]-1" office:value-type="float" office:value="20555" calcext:value-type="float">
            <text:p>20555</text:p>
          </table:table-cell>
          <table:table-cell table:formula="of:= LOG([.F22];2)" office:value-type="float" office:value="14.3272719368052" calcext:value-type="float">
            <text:p>14,3272719368052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3 separator =</text:p>
          </table:table-cell>
          <table:table-cell table:formula="of:=[.D5]*13" office:value-type="float" office:value="3.9" calcext:value-type="float">
            <text:p>3,9</text:p>
          </table:table-cell>
          <table:table-cell office:value-type="float" office:value="12000000" calcext:value-type="float">
            <text:p>12000000</text:p>
          </table:table-cell>
          <table:table-cell table:formula="of:=([.D25]*10^-3)/(1/[.E25])" office:value-type="float" office:value="46800" calcext:value-type="float">
            <text:p>46800</text:p>
          </table:table-cell>
          <table:table-cell table:formula="of:=[.F25]-1" office:value-type="float" office:value="46799" calcext:value-type="float">
            <text:p>467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 channel max</text:p>
          </table:table-cell>
          <table:table-cell office:value-type="string" calcext:value-type="string">
            <text:p>20556x4</text:p>
          </table:table-cell>
          <table:table-cell table:style-name="Default" table:formula="of:= 20556 * 4" office:value-type="float" office:value="82224" calcext:value-type="float">
            <text:p>82224</text:p>
          </table:table-cell>
          <table:table-cell table:formula="of:= LOG([.E26];2)" office:value-type="float" office:value="16.3272719368052" calcext:value-type="float">
            <text:p>16,32727193680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it_bind</text:p>
          </table:table-cell>
          <table:table-cell office:value-type="float" office:value="13.21" calcext:value-type="float">
            <text:p>13,21</text:p>
          </table:table-cell>
          <table:table-cell office:value-type="float" office:value="12000000" calcext:value-type="float">
            <text:p>12000000</text:p>
          </table:table-cell>
          <table:table-cell table:formula="of:=([.D28]*10^-3)/(1/[.E28])" office:value-type="float" office:value="158520" calcext:value-type="float">
            <text:p>158520</text:p>
          </table:table-cell>
          <table:table-cell table:formula="of:=[.F28]-1" office:value-type="float" office:value="158519" calcext:value-type="float">
            <text:p>15851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cuency</text:p>
          </table:table-cell>
          <table:table-cell office:value-type="float" office:value="30.5" calcext:value-type="float">
            <text:p>30,5</text:p>
          </table:table-cell>
          <table:table-cell office:value-type="float" office:value="12000000" calcext:value-type="float">
            <text:p>12000000</text:p>
          </table:table-cell>
          <table:table-cell table:formula="of:=([.D32]*10^-3)/(1/[.E32])" office:value-type="float" office:value="366000" calcext:value-type="float">
            <text:p>366000</text:p>
          </table:table-cell>
          <table:table-cell/>
          <table:table-cell table:formula="of:= LOG([.F32];2)" office:value-type="float" office:value="18.4814841229461" calcext:value-type="float">
            <text:p>18,4814841229461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9:07:33.0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2:56.786000000</meta:creation-date>
    <dc:date>2019-03-08T06:43:36.150000000</dc:date>
    <meta:editing-duration>PT8H10M37S</meta:editing-duration>
    <meta:editing-cycles>6</meta:editing-cycles>
    <meta:generator>LibreOffice/6.1.4.2$Windows_X86_64 LibreOffice_project/9d0f32d1f0b509096fd65e0d4bec26ddd1938fd3</meta:generator>
    <meta:document-statistic meta:table-count="1" meta:cell-count="120" meta:object-count="0"/>
  </office:meta>
</office:document-meta>
</file>